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12cm" svg:stroke-color="#000000" draw:marker-start-width="0.517cm" draw:marker-end-width="0.517cm" svg:stroke-linecap="round" draw:fill="none" draw:textarea-vertical-align="middle" fo:padding-top="0.23cm" fo:padding-bottom="0.23cm" fo:padding-left="0.355cm" fo:padding-right="0.355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polyline draw:style-name="gr1" draw:text-style-name="P1" draw:layer="layout" svg:width="0.777cm" svg:height="0.74cm" draw:transform="rotate (-2.35619449019235) translate (1.338cm 0.85cm)" svg:viewBox="0 0 778 741" draw:points="0,105 778,0 636,741">
          <text:p/>
        </draw:poly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6cm" fo:page-height="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7-03-07T21:43:23.239024815</meta:creation-date>
    <dc:date>2019-12-13T02:33:01.306988924</dc:date>
    <meta:editing-duration>P1DT3H30M29S</meta:editing-duration>
    <meta:editing-cycles>91</meta:editing-cycles>
    <meta:generator>LibreOffice/6.3.3.2.0$Linux_X86_64 LibreOffice_project/30$Build-2</meta:generator>
    <meta:document-statistic meta:object-count="1"/>
  </office:meta>
</office:document-meta>
</file>